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17cab5" officeooo:paragraph-rsid="0017cab5"/>
    </style:style>
    <style:style style:name="P2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12e2da" officeooo:paragraph-rsid="0014c5b2"/>
    </style:style>
    <style:style style:name="P3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12e2da" officeooo:paragraph-rsid="00146697"/>
    </style:style>
    <style:style style:name="P4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12e2da" officeooo:paragraph-rsid="001a52e9"/>
    </style:style>
    <style:style style:name="P5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12e2da" officeooo:paragraph-rsid="0012e2da"/>
    </style:style>
    <style:style style:name="P6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14c5b2" officeooo:paragraph-rsid="0014c5b2"/>
    </style:style>
    <style:style style:name="P7" style:family="paragraph" style:parent-style-name="Standard">
      <style:paragraph-properties fo:text-align="center" style:justify-single-word="false"/>
      <style:text-properties officeooo:rsid="0012e2da" officeooo:paragraph-rsid="0012e2da"/>
    </style:style>
    <style:style style:name="P8" style:family="paragraph" style:parent-style-name="Standard">
      <style:text-properties officeooo:rsid="001a52e9" officeooo:paragraph-rsid="001a52e9"/>
    </style:style>
    <style:style style:name="P9" style:family="paragraph" style:parent-style-name="Standard">
      <style:text-properties officeooo:rsid="001d8cec" officeooo:paragraph-rsid="001d8cec"/>
    </style:style>
    <style:style style:name="P10" style:family="paragraph" style:parent-style-name="Standard">
      <style:paragraph-properties fo:text-align="center" style:justify-single-word="false"/>
      <style:text-properties officeooo:rsid="0012e2da" officeooo:paragraph-rsid="0012e2da"/>
    </style:style>
    <style:style style:name="T1" style:family="text">
      <style:text-properties officeooo:rsid="0014c5b2"/>
    </style:style>
    <style:style style:name="T2" style:family="text">
      <style:text-properties officeooo:rsid="001a52e9"/>
    </style:style>
    <style:style style:name="T3" style:family="text">
      <style:text-properties officeooo:rsid="001b894f"/>
    </style:style>
    <style:style style:name="T4" style:family="text">
      <style:text-properties officeooo:rsid="001dd5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mey Balekundri</text:p>
      <text:p text:style-name="P9">05/03/2<text:span text:style-name="T4">1 </text:span></text:p>
      <text:p text:style-name="P9">Task 1</text:p>
      <text:p text:style-name="P9"/>
      <text:p text:style-name="P9"/>
      <text:p text:style-name="P7">Vs Cod<text:span text:style-name="T1">e </text:span><text:span text:style-name="T2">Commands</text:span></text:p>
      <text:p text:style-name="P7"/>
      <text:p text:style-name="P7"/>
      <text:p text:style-name="P7"/>
      <text:p text:style-name="P5">Ctrl+Shift+P Show Command Palette</text:p>
      <text:p text:style-name="P5">Ctrl+P Quick Open, Go to File... </text:p>
      <text:p text:style-name="P5">Ctrl+Shift+N New window/instance </text:p>
      <text:p text:style-name="P5">Ctrl+W Close window/instance</text:p>
      <text:p text:style-name="P3">Ctrl+N New File </text:p>
      <text:p text:style-name="P3">Ctrl+O Open File...</text:p>
      <text:p text:style-name="P3">Ctrl+Tab Open next</text:p>
      <text:p text:style-name="P3">Ctrl+\ Split editor</text:p>
      <text:p text:style-name="P3">Ctrl+Shift+PgUp Move editor left</text:p>
      <text:p text:style-name="P3">Ctrl+Shift+PgDn Move editor right</text:p>
      <text:p text:style-name="P3">Ctrl+ 1 / 2 / 3 Focus into 1 st, 2nd, 3rd editor group</text:p>
      <text:p text:style-name="P3">Ctrl+/ Toggle line comment </text:p>
      <text:p text:style-name="P3">Ctrl+Shift+A Toggle block comment</text:p>
      <text:p text:style-name="P4">Alt+ ↓ / ↑ Move line down/up</text:p>
      <text:p text:style-name="P4">Ctrl+Space Trigger suggestion</text:p>
      <text:p text:style-name="P4">Ctrl+Shift+Space Trigger parameter hints</text:p>
      <text:p text:style-name="P4">Ctrl+Shift+F <text:span text:style-name="T3">Find in Files</text:span></text:p>
      <text:p text:style-name="P4">Ctrl+Shift+G Show Source Control</text:p>
      <text:p text:style-name="P2">Ctrl+X Cut </text:p>
      <text:p text:style-name="P2">Ctrl+C Copy </text:p>
      <text:p text:style-name="P6">Ctrl+V Paste</text:p>
      <text:p text:style-name="P6">Ctrl+Z Undo</text:p>
      <text:p text:style-name="P6">Ctrl+Y Redo</text:p>
      <text:p text:style-name="P2"><text:span text:style-name="T1">Ctrl+F Find</text:span> </text:p>
      <text:p text:style-name="P2">Ctrl+S Sav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9:41:08.383681081</meta:creation-date>
    <dc:date>2021-03-05T19:15:53.285653816</dc:date>
    <meta:editing-duration>PT32M48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29" meta:word-count="102" meta:character-count="659" meta:non-whitespace-character-count="578"/>
  </office:meta>
</office:document-meta>
</file>